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cripts/>
  <office:font-face-decls/>
  <office:automatic-styles>
    <style:style style:name="ta-0xb7e8b020" style:family="table" style:master-page-name="ta-mp-0xb7e8b020">
      <style:table-properties table:display="true" style:writing-mode="lr-tb"/>
    </style:style>
    <style:style style:name="ta-0xb7e8b170" style:family="table" style:master-page-name="ta-mp-0xb7e8b170">
      <style:table-properties table:display="true" style:writing-mode="lr-tb"/>
    </style:style>
    <style:style style:name="ta-0xb7e8b2c0" style:family="table" style:master-page-name="ta-mp-0xb7e8b2c0">
      <style:table-properties table:display="true" style:writing-mode="lr-tb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.00pt" style:use-optimal-column-width="true"/>
    </style:style>
    <style:style style:name="ACE-0xb7e8c004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b7e8c0c4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b7e8c184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OL-1" style:family="table-column">
      <style:table-column-properties style:column-width="64.26pt" style:use-optimal-column-width="true"/>
    </style:style>
    <style:style style:name="ACOL-2" style:family="table-column">
      <style:table-column-properties style:column-width="64.01pt" style:use-optimal-column-width="true"/>
    </style:style>
    <style:style style:name="ACOL-3" style:family="table-column"/>
    <style:style style:name="AROW-1" style:family="table-row">
      <style:table-row-properties style:row-height="13.50pt" style:use-optimal-row-height="true"/>
    </style:style>
    <style:style style:name="AROW-2" style:family="table-row">
      <style:table-row-properties style:row-height="12.10pt" style:use-optimal-row-height="true"/>
    </style:style>
    <style:style style:name="AROW-3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Hoja1" table:style-name="ta-0xb7e8b020" table:print="false">
        <office:forms form:automatic-focus="false" form:apply-design-mode="false">
          <form:form/>
        </office:forms>
        <table:table-column table:style-name="ACOL-1" table:number-columns-repeated="13"/>
        <table:table-column table:style-name="ACOL-2"/>
        <table:table-column table:style-name="ACOL-0" table:number-columns-repeated="2"/>
        <table:table-column table:style-name="ACOL-0" table:number-columns-repeated="112"/>
        <table:table-row table:style-name="AROW-1">
          <table:table-cell table:number-columns-repeated="7" table:style-name="Gnumeric-default"/>
          <table:table-cell table:style-name="Gnumeric-default" office:value-type="string">
            <text:p>mejor caso</text:p>
          </table:table-cell>
          <table:table-cell table:number-columns-repeated="3" table:style-name="Gnumeric-default"/>
          <table:table-cell table:style-name="Gnumeric-default" office:value-type="string">
            <text:p>peor caso</text:p>
          </table:table-cell>
          <table:table-cell table:number-columns-repeated="2" table:style-name="Gnumeric-default"/>
          <table:table-cell table:style-name="Gnumeric-default" office:value-type="string">
            <text:p>complejidad</text:p>
          </table:table-cell>
          <table:table-cell table:number-columns-repeated="113" table:style-name="Gnumeric-default"/>
        </table:table-row>
        <table:table-row table:style-name="AROW-2">
          <table:table-cell table:style-name="Gnumeric-default"/>
          <table:table-cell table:style-name="Gnumeric-default" office:value-type="string">
            <text:p>Cantidad de canibales: cantidad de arqueologos:1 1 </text:p>
          </table:table-cell>
          <table:table-cell table:number-columns-repeated="126" table:style-name="Gnumeric-default"/>
        </table:table-row>
        <table:table-row table:style-name="AROW-1">
          <table:table-cell table:number-columns-repeated="7" table:style-name="Gnumeric-default"/>
          <table:table-cell table:style-name="Gnumeric-default" office:value-type="string">
            <text:p>Con 0 arq 1 can</text:p>
          </table:table-cell>
          <table:table-cell table:style-name="Gnumeric-default" office:value-type="float" office:value="25978">
            <text:p>25978</text:p>
          </table:table-cell>
          <table:table-cell table:style-name="Gnumeric-default" office:value-type="float" office:value="36761">
            <text:p>36761</text:p>
          </table:table-cell>
          <table:table-cell table:style-name="Gnumeric-default"/>
          <table:table-cell table:style-name="Gnumeric-default" office:value-type="string">
            <text:p>Con 1 arq 1 can</text:p>
          </table:table-cell>
          <table:table-cell table:style-name="Gnumeric-default" office:value-type="float" office:value="33329">
            <text:p>33329</text:p>
          </table:table-cell>
          <table:table-cell table:style-name="Gnumeric-default" table:formula="of:=[.M3]+1300" office:value-type="float" office:value="34629">
            <text:p>34629</text:p>
          </table:table-cell>
          <table:table-cell table:style-name="Gnumeric-default" office:value-type="float" office:value="38001">
            <text:p>38001</text:p>
          </table:table-cell>
          <table:table-cell table:number-columns-repeated="113" table:style-name="Gnumeric-default"/>
        </table:table-row>
        <table:table-row table:style-name="AROW-1">
          <table:table-cell table:style-name="Gnumeric-default"/>
          <table:table-cell table:style-name="Gnumeric-default" office:value-type="float" office:value="43623">
            <text:p>43623</text:p>
          </table:table-cell>
          <table:table-cell table:style-name="Gnumeric-default" office:value-type="string">
            <text:p>Cantidad de canibales: cantidad de arqueologos:2 1 </text:p>
          </table:table-cell>
          <table:table-cell table:number-columns-repeated="4" table:style-name="Gnumeric-default"/>
          <table:table-cell table:style-name="Gnumeric-default" office:value-type="string">
            <text:p>Con 1 arq 2 can</text:p>
          </table:table-cell>
          <table:table-cell table:style-name="Gnumeric-default" office:value-type="float" office:value="30879">
            <text:p>30879</text:p>
          </table:table-cell>
          <table:table-cell table:style-name="Gnumeric-default" office:value-type="float" office:value="35780">
            <text:p>35780</text:p>
          </table:table-cell>
          <table:table-cell table:style-name="Gnumeric-default"/>
          <table:table-cell table:style-name="Gnumeric-default" office:value-type="string">
            <text:p>Con 2 arq 1 can</text:p>
          </table:table-cell>
          <table:table-cell table:style-name="Gnumeric-default" office:value-type="float" office:value="39190">
            <text:p>39190</text:p>
          </table:table-cell>
          <table:table-cell table:style-name="Gnumeric-default" table:formula="of:=[.M4]+1500" office:value-type="float" office:value="40690">
            <text:p>40690</text:p>
          </table:table-cell>
          <table:table-cell table:style-name="Gnumeric-default" office:value-type="float" office:value="50510">
            <text:p>50510</text:p>
          </table:table-cell>
          <table:table-cell table:number-columns-repeated="113" table:style-name="Gnumeric-default"/>
        </table:table-row>
        <table:table-row table:style-name="AROW-1">
          <table:table-cell table:number-columns-repeated="7" table:style-name="Gnumeric-default"/>
          <table:table-cell table:style-name="Gnumeric-default" office:value-type="string">
            <text:p>Con 1 arq 3 can</text:p>
          </table:table-cell>
          <table:table-cell table:style-name="Gnumeric-default" office:value-type="float" office:value="35780">
            <text:p>35780</text:p>
          </table:table-cell>
          <table:table-cell table:style-name="Gnumeric-default" office:value-type="float" office:value="37740">
            <text:p>37740</text:p>
          </table:table-cell>
          <table:table-cell table:style-name="Gnumeric-default"/>
          <table:table-cell table:style-name="Gnumeric-default" office:value-type="string">
            <text:p>Con 3 arq 1 can</text:p>
          </table:table-cell>
          <table:table-cell table:style-name="Gnumeric-default" office:value-type="float" office:value="48524">
            <text:p>48524</text:p>
          </table:table-cell>
          <table:table-cell table:style-name="Gnumeric-default" table:formula="of:=[.M5]+300" office:value-type="float" office:value="48824">
            <text:p>48824</text:p>
          </table:table-cell>
          <table:table-cell table:style-name="Gnumeric-default" office:value-type="float" office:value="65892">
            <text:p>65892</text:p>
          </table:table-cell>
          <table:table-cell table:number-columns-repeated="113" table:style-name="Gnumeric-default"/>
        </table:table-row>
        <table:table-row table:style-name="AROW-1">
          <table:table-cell table:style-name="Gnumeric-default"/>
          <table:table-cell table:style-name="Gnumeric-default" office:value-type="float" office:value="25978">
            <text:p>25978</text:p>
          </table:table-cell>
          <table:table-cell table:style-name="Gnumeric-default" office:value-type="string">
            <text:p>Cantidad de canibales: cantidad de arqueologos:3 1 </text:p>
          </table:table-cell>
          <table:table-cell table:number-columns-repeated="4" table:style-name="Gnumeric-default"/>
          <table:table-cell table:style-name="Gnumeric-default" office:value-type="string">
            <text:p>Con 2 arq 3 can</text:p>
          </table:table-cell>
          <table:table-cell table:style-name="Gnumeric-default" office:value-type="float" office:value="36702">
            <text:p>36702</text:p>
          </table:table-cell>
          <table:table-cell table:style-name="Gnumeric-default" office:value-type="float" office:value="40938">
            <text:p>40938</text:p>
          </table:table-cell>
          <table:table-cell table:style-name="Gnumeric-default"/>
          <table:table-cell table:style-name="Gnumeric-default" office:value-type="string">
            <text:p>Con 4 arq 1 can</text:p>
          </table:table-cell>
          <table:table-cell table:style-name="Gnumeric-default" office:value-type="float" office:value="57335">
            <text:p>57335</text:p>
          </table:table-cell>
          <table:table-cell table:style-name="Gnumeric-default" table:formula="of:=[.M6]+500" office:value-type="float" office:value="57835">
            <text:p>57835</text:p>
          </table:table-cell>
          <table:table-cell table:style-name="Gnumeric-default" office:value-type="float" office:value="70380">
            <text:p>70380</text:p>
          </table:table-cell>
          <table:table-cell table:number-columns-repeated="113" table:style-name="Gnumeric-default"/>
        </table:table-row>
        <table:table-row table:style-name="AROW-1">
          <table:table-cell table:number-columns-repeated="7" table:style-name="Gnumeric-default"/>
          <table:table-cell table:style-name="Gnumeric-default" office:value-type="string">
            <text:p>Con 1 arq 4 can</text:p>
          </table:table-cell>
          <table:table-cell table:style-name="Gnumeric-default" office:value-type="float" office:value="43623">
            <text:p>43623</text:p>
          </table:table-cell>
          <table:table-cell table:style-name="Gnumeric-default" office:value-type="float" office:value="51956">
            <text:p>51956</text:p>
          </table:table-cell>
          <table:table-cell table:style-name="Gnumeric-default"/>
          <table:table-cell table:style-name="Gnumeric-default" office:value-type="string">
            <text:p>Con 2 arq 2 can</text:p>
          </table:table-cell>
          <table:table-cell table:style-name="Gnumeric-default" office:value-type="float" office:value="62248">
            <text:p>62248</text:p>
          </table:table-cell>
          <table:table-cell table:style-name="Gnumeric-default" table:formula="of:=[.M7]+1300" office:value-type="float" office:value="63548">
            <text:p>63548</text:p>
          </table:table-cell>
          <table:table-cell table:style-name="Gnumeric-default" office:value-type="float" office:value="83920">
            <text:p>83920</text:p>
          </table:table-cell>
          <table:table-cell table:number-columns-repeated="113" table:style-name="Gnumeric-default"/>
        </table:table-row>
        <table:table-row table:style-name="AROW-1">
          <table:table-cell table:style-name="Gnumeric-default"/>
          <table:table-cell table:style-name="Gnumeric-default" office:value-type="float" office:value="35780">
            <text:p>35780</text:p>
          </table:table-cell>
          <table:table-cell table:style-name="Gnumeric-default" office:value-type="string">
            <text:p>Cantidad de canibales: cantidad de arqueologos:3 2 </text:p>
          </table:table-cell>
          <table:table-cell table:number-columns-repeated="4" table:style-name="Gnumeric-default"/>
          <table:table-cell table:style-name="Gnumeric-default" office:value-type="string">
            <text:p>Con 2 arq 4 can</text:p>
          </table:table-cell>
          <table:table-cell table:style-name="Gnumeric-default" office:value-type="float" office:value="50974">
            <text:p>50974</text:p>
          </table:table-cell>
          <table:table-cell table:style-name="Gnumeric-default" office:value-type="float" office:value="66657">
            <text:p>66657</text:p>
          </table:table-cell>
          <table:table-cell table:style-name="Gnumeric-default"/>
          <table:table-cell table:style-name="Gnumeric-default" office:value-type="string">
            <text:p>Con 3 arq 2 can</text:p>
          </table:table-cell>
          <table:table-cell table:style-name="Gnumeric-default" office:value-type="float" office:value="64106">
            <text:p>64106</text:p>
          </table:table-cell>
          <table:table-cell table:style-name="Gnumeric-default" table:formula="of:=[.M8]+500" office:value-type="float" office:value="64606">
            <text:p>64606</text:p>
          </table:table-cell>
          <table:table-cell table:style-name="Gnumeric-default" office:value-type="float" office:value="88920">
            <text:p>88920</text:p>
          </table:table-cell>
          <table:table-cell table:number-columns-repeated="113" table:style-name="Gnumeric-default"/>
        </table:table-row>
        <table:table-row table:style-name="AROW-1">
          <table:table-cell table:number-columns-repeated="11" table:style-name="Gnumeric-default"/>
          <table:table-cell table:style-name="Gnumeric-default" office:value-type="string">
            <text:p>Con 3 arq 3 can</text:p>
          </table:table-cell>
          <table:table-cell table:style-name="Gnumeric-default" office:value-type="float" office:value="84277">
            <text:p>84277</text:p>
          </table:table-cell>
          <table:table-cell table:style-name="Gnumeric-default" table:formula="of:=[.M9]+1300" office:value-type="float" office:value="85577">
            <text:p>85577</text:p>
          </table:table-cell>
          <table:table-cell table:style-name="Gnumeric-default" office:value-type="float" office:value="93920">
            <text:p>93920</text:p>
          </table:table-cell>
          <table:table-cell table:number-columns-repeated="113" table:style-name="Gnumeric-default"/>
        </table:table-row>
        <table:table-row table:style-name="AROW-1">
          <table:table-cell table:style-name="Gnumeric-default"/>
          <table:table-cell table:style-name="Gnumeric-default" office:value-type="float" office:value="536702">
            <text:p>536702</text:p>
          </table:table-cell>
          <table:table-cell table:style-name="Gnumeric-default" office:value-type="string">
            <text:p>Cantidad de canibales: cantidad de arqueologos:4 1 </text:p>
          </table:table-cell>
          <table:table-cell table:number-columns-repeated="5" table:style-name="Gnumeric-default"/>
          <table:table-cell table:style-name="Gnumeric-default" office:value-type="float" office:value="36761">
            <text:p>36761</text:p>
          </table:table-cell>
          <table:table-cell table:style-name="Gnumeric-default" table:formula="of:=[.I10]+1240" office:value-type="float" office:value="38001">
            <text:p>38001</text:p>
          </table:table-cell>
          <table:table-cell table:style-name="Gnumeric-default"/>
          <table:table-cell table:style-name="Gnumeric-default" office:value-type="string">
            <text:p>Con 4 arq 2 can</text:p>
          </table:table-cell>
          <table:table-cell table:style-name="Gnumeric-default" office:value-type="float" office:value="98817">
            <text:p>98817</text:p>
          </table:table-cell>
          <table:table-cell table:style-name="Gnumeric-default" table:formula="of:=[.M10]+2100" office:value-type="float" office:value="100917">
            <text:p>100917</text:p>
          </table:table-cell>
          <table:table-cell table:style-name="Gnumeric-default" office:value-type="float" office:value="110915">
            <text:p>110915</text:p>
          </table:table-cell>
          <table:table-cell table:number-columns-repeated="113" table:style-name="Gnumeric-default"/>
        </table:table-row>
        <table:table-row table:style-name="AROW-1">
          <table:table-cell table:number-columns-repeated="8" table:style-name="Gnumeric-default"/>
          <table:table-cell table:style-name="Gnumeric-default" office:value-type="float" office:value="35780">
            <text:p>35780</text:p>
          </table:table-cell>
          <table:table-cell table:style-name="Gnumeric-default" table:formula="of:=[.I11]+4910*3" office:value-type="float" office:value="50510">
            <text:p>50510</text:p>
          </table:table-cell>
          <table:table-cell table:number-columns-repeated="118" table:style-name="Gnumeric-default"/>
        </table:table-row>
        <table:table-row table:style-name="AROW-1">
          <table:table-cell table:style-name="Gnumeric-default"/>
          <table:table-cell table:style-name="Gnumeric-default" office:value-type="float" office:value="50974">
            <text:p>50974</text:p>
          </table:table-cell>
          <table:table-cell table:style-name="Gnumeric-default" office:value-type="string">
            <text:p>Cantidad de canibales: cantidad de arqueologos:4 2 </text:p>
          </table:table-cell>
          <table:table-cell table:number-columns-repeated="5" table:style-name="Gnumeric-default"/>
          <table:table-cell table:style-name="Gnumeric-default" office:value-type="float" office:value="35290">
            <text:p>35290</text:p>
          </table:table-cell>
          <table:table-cell table:style-name="Gnumeric-default" table:formula="of:=[.I12]+13534*3" office:value-type="float" office:value="75892">
            <text:p>75892</text:p>
          </table:table-cell>
          <table:table-cell table:number-columns-repeated="118" table:style-name="Gnumeric-default"/>
        </table:table-row>
        <table:table-row table:style-name="AROW-1">
          <table:table-cell table:number-columns-repeated="8" table:style-name="Gnumeric-default"/>
          <table:table-cell table:style-name="Gnumeric-default" office:value-type="float" office:value="35290">
            <text:p>35290</text:p>
          </table:table-cell>
          <table:table-cell table:style-name="Gnumeric-default" table:formula="of:=[.I13]+22545*2" office:value-type="float" office:value="80380">
            <text:p>80380</text:p>
          </table:table-cell>
          <table:table-cell table:number-columns-repeated="118" table:style-name="Gnumeric-default"/>
        </table:table-row>
        <table:table-row table:style-name="AROW-1">
          <table:table-cell table:style-name="Gnumeric-default"/>
          <table:table-cell table:style-name="Gnumeric-default" office:value-type="float" office:value="30879">
            <text:p>30879</text:p>
          </table:table-cell>
          <table:table-cell table:style-name="Gnumeric-default" office:value-type="string">
            <text:p>guido@guido-Compaq-515:~/Escritorio/FACU/algo3_20162c/tp1/ej1$ ./ej1 </text:p>
          </table:table-cell>
          <table:table-cell table:number-columns-repeated="5" table:style-name="Gnumeric-default"/>
          <table:table-cell table:style-name="Gnumeric-default" office:value-type="float" office:value="35290">
            <text:p>35290</text:p>
          </table:table-cell>
          <table:table-cell table:style-name="Gnumeric-default" table:formula="of:=[.I14]+29315*2" office:value-type="float" office:value="93920">
            <text:p>93920</text:p>
          </table:table-cell>
          <table:table-cell table:number-columns-repeated="118" table:style-name="Gnumeric-default"/>
        </table:table-row>
        <table:table-row table:style-name="AROW-1">
          <table:table-cell table:style-name="Gnumeric-default"/>
          <table:table-cell table:style-name="Gnumeric-default" office:value-type="string">
            <text:p>Cantidad de canibales: cantidad de arqueologos:1 1 </text:p>
          </table:table-cell>
          <table:table-cell table:number-columns-repeated="6" table:style-name="Gnumeric-default"/>
          <table:table-cell table:style-name="Gnumeric-default" office:value-type="float" office:value="35291">
            <text:p>35291</text:p>
          </table:table-cell>
          <table:table-cell table:style-name="Gnumeric-default" table:formula="of:=[.I15]+65624" office:value-type="float" office:value="100915">
            <text:p>100915</text:p>
          </table:table-cell>
          <table:table-cell table:number-columns-repeated="118" table:style-name="Gnumeric-default"/>
        </table:table-row>
        <table:table-row table:style-name="AROW-2">
          <table:table-cell table:number-columns-repeated="128"/>
        </table:table-row>
        <table:table-row table:style-name="AROW-2">
          <table:table-cell table:style-name="Gnumeric-default"/>
          <table:table-cell table:style-name="Gnumeric-default" office:value-type="float" office:value="26468">
            <text:p>26468</text:p>
          </table:table-cell>
          <table:table-cell table:style-name="Gnumeric-default" office:value-type="string">
            <text:p>Cantidad de canibales: cantidad de arqueologos:2 1 </text:p>
          </table:table-cell>
          <table:table-cell table:number-columns-repeated="125" table:style-name="Gnumeric-default"/>
        </table:table-row>
        <table:table-row table:style-name="AROW-2">
          <table:table-cell table:number-columns-repeated="128"/>
        </table:table-row>
        <table:table-row table:style-name="AROW-2">
          <table:table-cell table:style-name="Gnumeric-default"/>
          <table:table-cell table:style-name="Gnumeric-default" office:value-type="float" office:value="14214">
            <text:p>14214</text:p>
          </table:table-cell>
          <table:table-cell table:style-name="Gnumeric-default" office:value-type="string">
            <text:p>Cantidad de canibales: cantidad de arqueologos:3 1 </text:p>
          </table:table-cell>
          <table:table-cell table:number-columns-repeated="125" table:style-name="Gnumeric-default"/>
        </table:table-row>
        <table:table-row table:style-name="AROW-2">
          <table:table-cell table:number-columns-repeated="128"/>
        </table:table-row>
        <table:table-row table:style-name="AROW-2">
          <table:table-cell table:style-name="Gnumeric-default"/>
          <table:table-cell table:style-name="Gnumeric-default" office:value-type="float" office:value="19115">
            <text:p>19115</text:p>
          </table:table-cell>
          <table:table-cell table:style-name="Gnumeric-default" office:value-type="string">
            <text:p>Cantidad de canibales: cantidad de arqueologos:3 2 </text:p>
          </table:table-cell>
          <table:table-cell table:number-columns-repeated="125" table:style-name="Gnumeric-default"/>
        </table:table-row>
        <table:table-row table:style-name="AROW-2">
          <table:table-cell table:number-columns-repeated="128"/>
        </table:table-row>
        <table:table-row table:style-name="AROW-2">
          <table:table-cell table:style-name="Gnumeric-default"/>
          <table:table-cell table:style-name="Gnumeric-default" office:value-type="float" office:value="285261">
            <text:p>285261</text:p>
          </table:table-cell>
          <table:table-cell table:style-name="Gnumeric-default" office:value-type="string">
            <text:p>Cantidad de canibales: cantidad de arqueologos:4 1 </text:p>
          </table:table-cell>
          <table:table-cell table:number-columns-repeated="125" table:style-name="Gnumeric-default"/>
        </table:table-row>
        <table:table-row table:style-name="AROW-2">
          <table:table-cell table:number-columns-repeated="128"/>
        </table:table-row>
        <table:table-row table:style-name="AROW-2">
          <table:table-cell table:style-name="Gnumeric-default"/>
          <table:table-cell table:style-name="Gnumeric-default" office:value-type="float" office:value="27447">
            <text:p>27447</text:p>
          </table:table-cell>
          <table:table-cell table:style-name="Gnumeric-default" office:value-type="string">
            <text:p>Cantidad de canibales: cantidad de arqueologos:4 2 </text:p>
          </table:table-cell>
          <table:table-cell table:number-columns-repeated="125" table:style-name="Gnumeric-default"/>
        </table:table-row>
        <table:table-row table:style-name="AROW-2">
          <table:table-cell table:number-columns-repeated="128"/>
        </table:table-row>
        <table:table-row table:style-name="AROW-2">
          <table:table-cell table:style-name="Gnumeric-default"/>
          <table:table-cell table:style-name="Gnumeric-default" office:value-type="float" office:value="16174">
            <text:p>16174</text:p>
          </table:table-cell>
          <table:table-cell table:style-name="Gnumeric-default" office:value-type="string">
            <text:p>guido@guido-Compaq-515:~/Escritorio/FACU/algo3_20162c/tp1/ej1$ ./ej1 </text:p>
          </table:table-cell>
          <table:table-cell table:number-columns-repeated="125" table:style-name="Gnumeric-default"/>
        </table:table-row>
        <table:table-row table:style-name="AROW-2">
          <table:table-cell table:style-name="Gnumeric-default"/>
          <table:table-cell table:style-name="Gnumeric-default" office:value-type="string">
            <text:p>Cantidad de canibales: cantidad de arqueologos:1 1 </text:p>
          </table:table-cell>
          <table:table-cell table:number-columns-repeated="126" table:style-name="Gnumeric-default"/>
        </table:table-row>
        <table:table-row table:style-name="AROW-2">
          <table:table-cell table:number-columns-repeated="128"/>
        </table:table-row>
        <table:table-row table:style-name="AROW-2">
          <table:table-cell table:style-name="Gnumeric-default"/>
          <table:table-cell table:style-name="Gnumeric-default" office:value-type="float" office:value="32349">
            <text:p>32349</text:p>
          </table:table-cell>
          <table:table-cell table:style-name="Gnumeric-default" office:value-type="string">
            <text:p>Cantidad de canibales: cantidad de arqueologos:2 1 </text:p>
          </table:table-cell>
          <table:table-cell table:number-columns-repeated="125" table:style-name="Gnumeric-default"/>
        </table:table-row>
        <table:table-row table:style-name="AROW-2">
          <table:table-cell table:number-columns-repeated="128"/>
        </table:table-row>
        <table:table-row table:style-name="AROW-2">
          <table:table-cell table:style-name="Gnumeric-default"/>
          <table:table-cell table:style-name="Gnumeric-default" office:value-type="float" office:value="18135">
            <text:p>18135</text:p>
          </table:table-cell>
          <table:table-cell table:style-name="Gnumeric-default" office:value-type="string">
            <text:p>Cantidad de canibales: cantidad de arqueologos:3 1 </text:p>
          </table:table-cell>
          <table:table-cell table:number-columns-repeated="125" table:style-name="Gnumeric-default"/>
        </table:table-row>
        <table:table-row table:style-name="AROW-2">
          <table:table-cell table:number-columns-repeated="128"/>
        </table:table-row>
        <table:table-row table:style-name="AROW-2">
          <table:table-cell table:style-name="Gnumeric-default"/>
          <table:table-cell table:style-name="Gnumeric-default" office:value-type="float" office:value="26958">
            <text:p>26958</text:p>
          </table:table-cell>
          <table:table-cell table:style-name="Gnumeric-default" office:value-type="string">
            <text:p>Cantidad de canibales: cantidad de arqueologos:3 2 </text:p>
          </table:table-cell>
          <table:table-cell table:number-columns-repeated="125" table:style-name="Gnumeric-default"/>
        </table:table-row>
        <table:table-row table:style-name="AROW-2">
          <table:table-cell table:number-columns-repeated="128"/>
        </table:table-row>
        <table:table-row table:style-name="AROW-2">
          <table:table-cell table:style-name="Gnumeric-default"/>
          <table:table-cell table:style-name="Gnumeric-default" office:value-type="float" office:value="561209">
            <text:p>561209</text:p>
          </table:table-cell>
          <table:table-cell table:style-name="Gnumeric-default" office:value-type="string">
            <text:p>Cantidad de canibales: cantidad de arqueologos:4 1 </text:p>
          </table:table-cell>
          <table:table-cell table:number-columns-repeated="125" table:style-name="Gnumeric-default"/>
        </table:table-row>
        <table:table-row table:style-name="AROW-2">
          <table:table-cell table:number-columns-repeated="128"/>
        </table:table-row>
        <table:table-row table:style-name="AROW-2">
          <table:table-cell table:style-name="Gnumeric-default"/>
          <table:table-cell table:style-name="Gnumeric-default" office:value-type="float" office:value="84304">
            <text:p>84304</text:p>
          </table:table-cell>
          <table:table-cell table:style-name="Gnumeric-default" office:value-type="string">
            <text:p>Cantidad de canibales: cantidad de arqueologos:4 2 </text:p>
          </table:table-cell>
          <table:table-cell table:number-columns-repeated="125" table:style-name="Gnumeric-default"/>
        </table:table-row>
        <table:table-row table:style-name="AROW-2">
          <table:table-cell table:number-columns-repeated="128"/>
        </table:table-row>
        <table:table-row table:style-name="AROW-2">
          <table:table-cell table:style-name="Gnumeric-default"/>
          <table:table-cell table:style-name="Gnumeric-default" office:value-type="float" office:value="21076">
            <text:p>21076</text:p>
          </table:table-cell>
          <table:table-cell table:style-name="Gnumeric-default" office:value-type="string">
            <text:p>guido@guido-Compaq-515:~/Escritorio/FACU/algo3_20162c/tp1/ej1$ ./ej1 </text:p>
          </table:table-cell>
          <table:table-cell table:number-columns-repeated="125" table:style-name="Gnumeric-default"/>
        </table:table-row>
        <table:table-row table:style-name="AROW-2">
          <table:table-cell table:style-name="Gnumeric-default"/>
          <table:table-cell table:style-name="Gnumeric-default" office:value-type="string">
            <text:p>Cantidad de canibales: cantidad de arqueologos:1 1 </text:p>
          </table:table-cell>
          <table:table-cell table:number-columns-repeated="126" table:style-name="Gnumeric-default"/>
        </table:table-row>
        <table:table-row table:style-name="AROW-2">
          <table:table-cell table:number-columns-repeated="128"/>
        </table:table-row>
        <table:table-row table:style-name="AROW-2">
          <table:table-cell table:style-name="Gnumeric-default"/>
          <table:table-cell table:style-name="Gnumeric-default" office:value-type="float" office:value="31859">
            <text:p>31859</text:p>
          </table:table-cell>
          <table:table-cell table:style-name="Gnumeric-default" office:value-type="string">
            <text:p>Cantidad de canibales: cantidad de arqueologos:2 1 </text:p>
          </table:table-cell>
          <table:table-cell table:number-columns-repeated="125" table:style-name="Gnumeric-default"/>
        </table:table-row>
        <table:table-row table:style-name="AROW-2">
          <table:table-cell table:number-columns-repeated="128"/>
        </table:table-row>
        <table:table-row table:style-name="AROW-2">
          <table:table-cell table:style-name="Gnumeric-default"/>
          <table:table-cell table:style-name="Gnumeric-default" office:value-type="float" office:value="17645">
            <text:p>17645</text:p>
          </table:table-cell>
          <table:table-cell table:style-name="Gnumeric-default" office:value-type="string">
            <text:p>Cantidad de canibales: cantidad de arqueologos:3 1 </text:p>
          </table:table-cell>
          <table:table-cell table:number-columns-repeated="125" table:style-name="Gnumeric-default"/>
        </table:table-row>
        <table:table-row table:style-name="AROW-2">
          <table:table-cell table:number-columns-repeated="128"/>
        </table:table-row>
        <table:table-row table:style-name="AROW-2">
          <table:table-cell table:style-name="Gnumeric-default"/>
          <table:table-cell table:style-name="Gnumeric-default" office:value-type="float" office:value="26958">
            <text:p>26958</text:p>
          </table:table-cell>
          <table:table-cell table:style-name="Gnumeric-default" office:value-type="string">
            <text:p>Cantidad de canibales: cantidad de arqueologos:3 2 </text:p>
          </table:table-cell>
          <table:table-cell table:number-columns-repeated="125" table:style-name="Gnumeric-default"/>
        </table:table-row>
        <table:table-row table:style-name="AROW-2">
          <table:table-cell table:number-columns-repeated="128"/>
        </table:table-row>
        <table:table-row table:style-name="AROW-2">
          <table:table-cell table:style-name="Gnumeric-default"/>
          <table:table-cell table:style-name="Gnumeric-default" office:value-type="float" office:value="527880">
            <text:p>527880</text:p>
          </table:table-cell>
          <table:table-cell table:style-name="Gnumeric-default" office:value-type="string">
            <text:p>Cantidad de canibales: cantidad de arqueologos:4 1 </text:p>
          </table:table-cell>
          <table:table-cell table:number-columns-repeated="125" table:style-name="Gnumeric-default"/>
        </table:table-row>
        <table:table-row table:style-name="AROW-2">
          <table:table-cell table:number-columns-repeated="128"/>
        </table:table-row>
        <table:table-row table:style-name="AROW-2">
          <table:table-cell table:style-name="Gnumeric-default"/>
          <table:table-cell table:style-name="Gnumeric-default" office:value-type="float" office:value="41662">
            <text:p>41662</text:p>
          </table:table-cell>
          <table:table-cell table:style-name="Gnumeric-default" office:value-type="string">
            <text:p>Cantidad de canibales: cantidad de arqueologos:4 2 </text:p>
          </table:table-cell>
          <table:table-cell table:number-columns-repeated="125" table:style-name="Gnumeric-default"/>
        </table:table-row>
        <table:table-row table:style-name="AROW-2">
          <table:table-cell table:number-columns-repeated="128"/>
        </table:table-row>
        <table:table-row table:style-name="AROW-2">
          <table:table-cell table:style-name="Gnumeric-default"/>
          <table:table-cell table:style-name="Gnumeric-default" office:value-type="float" office:value="21076">
            <text:p>21076</text:p>
          </table:table-cell>
          <table:table-cell table:style-name="Gnumeric-default" office:value-type="string">
            <text:p>guido@guido-Compaq-515:~/Escritorio/FACU/algo3_20162c/tp1/ej1$ ./ej1 </text:p>
          </table:table-cell>
          <table:table-cell table:number-columns-repeated="125" table:style-name="Gnumeric-default"/>
        </table:table-row>
        <table:table-row table:style-name="AROW-2">
          <table:table-cell table:style-name="Gnumeric-default"/>
          <table:table-cell table:style-name="Gnumeric-default" office:value-type="string">
            <text:p>Cantidad de canibales: cantidad de arqueologos:1 1 </text:p>
          </table:table-cell>
          <table:table-cell table:number-columns-repeated="126" table:style-name="Gnumeric-default"/>
        </table:table-row>
        <table:table-row table:style-name="AROW-2">
          <table:table-cell table:number-columns-repeated="128"/>
        </table:table-row>
        <table:table-row table:style-name="AROW-2">
          <table:table-cell table:style-name="Gnumeric-default"/>
          <table:table-cell table:style-name="Gnumeric-default" office:value-type="float" office:value="32349">
            <text:p>32349</text:p>
          </table:table-cell>
          <table:table-cell table:style-name="Gnumeric-default" office:value-type="string">
            <text:p>Cantidad de canibales: cantidad de arqueologos:2 1 </text:p>
          </table:table-cell>
          <table:table-cell table:number-columns-repeated="125" table:style-name="Gnumeric-default"/>
        </table:table-row>
        <table:table-row table:style-name="AROW-2">
          <table:table-cell table:number-columns-repeated="128"/>
        </table:table-row>
        <table:table-row table:style-name="AROW-2">
          <table:table-cell table:style-name="Gnumeric-default"/>
          <table:table-cell table:style-name="Gnumeric-default" office:value-type="float" office:value="17155">
            <text:p>17155</text:p>
          </table:table-cell>
          <table:table-cell table:style-name="Gnumeric-default" office:value-type="string">
            <text:p>Cantidad de canibales: cantidad de arqueologos:3 1 </text:p>
          </table:table-cell>
          <table:table-cell table:number-columns-repeated="125" table:style-name="Gnumeric-default"/>
        </table:table-row>
        <table:table-row table:style-name="AROW-2">
          <table:table-cell table:number-columns-repeated="128"/>
        </table:table-row>
        <table:table-row table:style-name="AROW-2">
          <table:table-cell table:style-name="Gnumeric-default"/>
          <table:table-cell table:style-name="Gnumeric-default" office:value-type="float" office:value="26958">
            <text:p>26958</text:p>
          </table:table-cell>
          <table:table-cell table:style-name="Gnumeric-default" office:value-type="string">
            <text:p>Cantidad de canibales: cantidad de arqueologos:3 2 </text:p>
          </table:table-cell>
          <table:table-cell table:number-columns-repeated="125" table:style-name="Gnumeric-default"/>
        </table:table-row>
        <table:table-row table:style-name="AROW-2">
          <table:table-cell table:number-columns-repeated="128"/>
        </table:table-row>
        <table:table-row table:style-name="AROW-2">
          <table:table-cell table:style-name="Gnumeric-default"/>
          <table:table-cell table:style-name="Gnumeric-default" office:value-type="float" office:value="622966">
            <text:p>622966</text:p>
          </table:table-cell>
          <table:table-cell table:style-name="Gnumeric-default" office:value-type="string">
            <text:p>Cantidad de canibales: cantidad de arqueologos:4 1 </text:p>
          </table:table-cell>
          <table:table-cell table:number-columns-repeated="125" table:style-name="Gnumeric-default"/>
        </table:table-row>
        <table:table-row table:style-name="AROW-2">
          <table:table-cell table:number-columns-repeated="128"/>
        </table:table-row>
        <table:table-row table:style-name="AROW-2">
          <table:table-cell table:style-name="Gnumeric-default"/>
          <table:table-cell table:style-name="Gnumeric-default" office:value-type="float" office:value="27938">
            <text:p>27938</text:p>
          </table:table-cell>
          <table:table-cell table:style-name="Gnumeric-default" office:value-type="string">
            <text:p>Cantidad de canibales: cantidad de arqueologos:4 2 </text:p>
          </table:table-cell>
          <table:table-cell table:number-columns-repeated="125" table:style-name="Gnumeric-default"/>
        </table:table-row>
        <table:table-row table:style-name="AROW-2">
          <table:table-cell table:number-columns-repeated="128"/>
        </table:table-row>
        <table:table-row table:style-name="AROW-2">
          <table:table-cell table:style-name="Gnumeric-default"/>
          <table:table-cell table:style-name="Gnumeric-default" office:value-type="float" office:value="16665">
            <text:p>16665</text:p>
          </table:table-cell>
          <table:table-cell table:style-name="Gnumeric-default" office:value-type="string">
            <text:p>guido@guido-Compaq-515:~/Escritorio/FACU/algo3_20162c/tp1/ej1$ ./ej1 </text:p>
          </table:table-cell>
          <table:table-cell table:number-columns-repeated="125" table:style-name="Gnumeric-default"/>
        </table:table-row>
        <table:table-row table:style-name="AROW-2">
          <table:table-cell table:style-name="Gnumeric-default"/>
          <table:table-cell table:style-name="Gnumeric-default" office:value-type="string">
            <text:p>Cantidad de canibales: cantidad de arqueologos:1 1 </text:p>
          </table:table-cell>
          <table:table-cell table:number-columns-repeated="126" table:style-name="Gnumeric-default"/>
        </table:table-row>
        <table:table-row table:style-name="AROW-2">
          <table:table-cell table:number-columns-repeated="128"/>
        </table:table-row>
        <table:table-row table:style-name="AROW-2">
          <table:table-cell table:style-name="Gnumeric-default"/>
          <table:table-cell table:style-name="Gnumeric-default" office:value-type="float" office:value="33330">
            <text:p>33330</text:p>
          </table:table-cell>
          <table:table-cell table:style-name="Gnumeric-default" office:value-type="string">
            <text:p>Cantidad de canibales: cantidad de arqueologos:2 1 </text:p>
          </table:table-cell>
          <table:table-cell table:number-columns-repeated="125" table:style-name="Gnumeric-default"/>
        </table:table-row>
        <table:table-row table:style-name="AROW-2">
          <table:table-cell table:number-columns-repeated="128"/>
        </table:table-row>
        <table:table-row table:style-name="AROW-2">
          <table:table-cell table:style-name="Gnumeric-default"/>
          <table:table-cell table:style-name="Gnumeric-default" office:value-type="float" office:value="18135">
            <text:p>18135</text:p>
          </table:table-cell>
          <table:table-cell table:style-name="Gnumeric-default" office:value-type="string">
            <text:p>Cantidad de canibales: cantidad de arqueologos:3 1 </text:p>
          </table:table-cell>
          <table:table-cell table:number-columns-repeated="125" table:style-name="Gnumeric-default"/>
        </table:table-row>
        <table:table-row table:style-name="AROW-2">
          <table:table-cell table:number-columns-repeated="128"/>
        </table:table-row>
        <table:table-row table:style-name="AROW-2">
          <table:table-cell table:style-name="Gnumeric-default"/>
          <table:table-cell table:style-name="Gnumeric-default" office:value-type="float" office:value="26958">
            <text:p>26958</text:p>
          </table:table-cell>
          <table:table-cell table:style-name="Gnumeric-default" office:value-type="string">
            <text:p>Cantidad de canibales: cantidad de arqueologos:3 2 </text:p>
          </table:table-cell>
          <table:table-cell table:number-columns-repeated="125" table:style-name="Gnumeric-default"/>
        </table:table-row>
        <table:table-row table:style-name="AROW-2">
          <table:table-cell table:number-columns-repeated="128"/>
        </table:table-row>
        <table:table-row table:style-name="AROW-2">
          <table:table-cell table:style-name="Gnumeric-default"/>
          <table:table-cell table:style-name="Gnumeric-default" office:value-type="float" office:value="560719">
            <text:p>560719</text:p>
          </table:table-cell>
          <table:table-cell table:style-name="Gnumeric-default" office:value-type="string">
            <text:p>Cantidad de canibales: cantidad de arqueologos:4 1 </text:p>
          </table:table-cell>
          <table:table-cell table:number-columns-repeated="125" table:style-name="Gnumeric-default"/>
        </table:table-row>
        <table:table-row table:style-name="AROW-2">
          <table:table-cell table:number-columns-repeated="128"/>
        </table:table-row>
        <table:table-row table:style-name="AROW-2">
          <table:table-cell table:style-name="Gnumeric-default"/>
          <table:table-cell table:style-name="Gnumeric-default" office:value-type="float" office:value="84794">
            <text:p>84794</text:p>
          </table:table-cell>
          <table:table-cell table:style-name="Gnumeric-default" office:value-type="string">
            <text:p>Cantidad de canibales: cantidad de arqueologos:4 2 </text:p>
          </table:table-cell>
          <table:table-cell table:number-columns-repeated="125" table:style-name="Gnumeric-default"/>
        </table:table-row>
        <table:table-row table:style-name="AROW-2">
          <table:table-cell table:number-columns-repeated="128"/>
        </table:table-row>
        <table:table-row table:style-name="AROW-2">
          <table:table-cell table:style-name="Gnumeric-default"/>
          <table:table-cell table:style-name="Gnumeric-default" office:value-type="float" office:value="21076">
            <text:p>21076</text:p>
          </table:table-cell>
          <table:table-cell table:style-name="Gnumeric-default" office:value-type="string">
            <text:p>guido@guido-Compaq-515:~/Escritorio/FACU/algo3_20162c/tp1/ej1$ ./ej1 </text:p>
          </table:table-cell>
          <table:table-cell table:number-columns-repeated="125" table:style-name="Gnumeric-default"/>
        </table:table-row>
        <table:table-row table:style-name="AROW-2">
          <table:table-cell table:style-name="Gnumeric-default"/>
          <table:table-cell table:style-name="Gnumeric-default" office:value-type="string">
            <text:p>Cantidad de canibales: cantidad de arqueologos:1 1 </text:p>
          </table:table-cell>
          <table:table-cell table:number-columns-repeated="126" table:style-name="Gnumeric-default"/>
        </table:table-row>
        <table:table-row table:style-name="AROW-2">
          <table:table-cell table:number-columns-repeated="128"/>
        </table:table-row>
        <table:table-row table:style-name="AROW-2">
          <table:table-cell table:style-name="Gnumeric-default"/>
          <table:table-cell table:style-name="Gnumeric-default" office:value-type="float" office:value="32839">
            <text:p>32839</text:p>
          </table:table-cell>
          <table:table-cell table:style-name="Gnumeric-default" office:value-type="string">
            <text:p>Cantidad de canibales: cantidad de arqueologos:2 1 </text:p>
          </table:table-cell>
          <table:table-cell table:number-columns-repeated="125" table:style-name="Gnumeric-default"/>
        </table:table-row>
        <table:table-row table:style-name="AROW-2">
          <table:table-cell table:number-columns-repeated="128"/>
        </table:table-row>
        <table:table-row table:style-name="AROW-2">
          <table:table-cell table:style-name="Gnumeric-default"/>
          <table:table-cell table:style-name="Gnumeric-default" office:value-type="float" office:value="17645">
            <text:p>17645</text:p>
          </table:table-cell>
          <table:table-cell table:style-name="Gnumeric-default" office:value-type="string">
            <text:p>Cantidad de canibales: cantidad de arqueologos:3 1 </text:p>
          </table:table-cell>
          <table:table-cell table:number-columns-repeated="125" table:style-name="Gnumeric-default"/>
        </table:table-row>
        <table:table-row table:style-name="AROW-2">
          <table:table-cell table:number-columns-repeated="128"/>
        </table:table-row>
        <table:table-row table:style-name="AROW-2">
          <table:table-cell table:style-name="Gnumeric-default"/>
          <table:table-cell table:style-name="Gnumeric-default" office:value-type="float" office:value="26958">
            <text:p>26958</text:p>
          </table:table-cell>
          <table:table-cell table:style-name="Gnumeric-default" office:value-type="string">
            <text:p>Cantidad de canibales: cantidad de arqueologos:3 2 </text:p>
          </table:table-cell>
          <table:table-cell table:number-columns-repeated="125" table:style-name="Gnumeric-default"/>
        </table:table-row>
        <table:table-row table:style-name="AROW-2">
          <table:table-cell table:number-columns-repeated="128"/>
        </table:table-row>
        <table:table-row table:style-name="AROW-2">
          <table:table-cell table:style-name="Gnumeric-default"/>
          <table:table-cell table:style-name="Gnumeric-default" office:value-type="float" office:value="561699">
            <text:p>561699</text:p>
          </table:table-cell>
          <table:table-cell table:style-name="Gnumeric-default" office:value-type="string">
            <text:p>Cantidad de canibales: cantidad de arqueologos:4 1 </text:p>
          </table:table-cell>
          <table:table-cell table:number-columns-repeated="125" table:style-name="Gnumeric-default"/>
        </table:table-row>
        <table:table-row table:style-name="AROW-2">
          <table:table-cell table:number-columns-repeated="128"/>
        </table:table-row>
        <table:table-row table:style-name="AROW-2">
          <table:table-cell table:style-name="Gnumeric-default"/>
          <table:table-cell table:style-name="Gnumeric-default" office:value-type="float" office:value="84304">
            <text:p>84304</text:p>
          </table:table-cell>
          <table:table-cell table:style-name="Gnumeric-default" office:value-type="string">
            <text:p>Cantidad de canibales: cantidad de arqueologos:4 2 </text:p>
          </table:table-cell>
          <table:table-cell table:number-columns-repeated="125" table:style-name="Gnumeric-default"/>
        </table:table-row>
        <table:table-row table:style-name="AROW-2">
          <table:table-cell table:number-columns-repeated="128"/>
        </table:table-row>
        <table:table-row table:style-name="AROW-2">
          <table:table-cell table:style-name="Gnumeric-default"/>
          <table:table-cell table:style-name="Gnumeric-default" office:value-type="float" office:value="20585">
            <text:p>20585</text:p>
          </table:table-cell>
          <table:table-cell table:style-name="Gnumeric-default" office:value-type="string">
            <text:p>guido@guido-Compaq-515:~/Escritorio/FACU/algo3_20162c/tp1/ej1$ ./ej1 </text:p>
          </table:table-cell>
          <table:table-cell table:number-columns-repeated="125" table:style-name="Gnumeric-default"/>
        </table:table-row>
        <table:table-row table:style-name="AROW-2">
          <table:table-cell table:style-name="Gnumeric-default"/>
          <table:table-cell table:style-name="Gnumeric-default" office:value-type="string">
            <text:p>Cantidad de canibales: cantidad de arqueologos:1 1 </text:p>
          </table:table-cell>
          <table:table-cell table:number-columns-repeated="126" table:style-name="Gnumeric-default"/>
        </table:table-row>
        <table:table-row table:style-name="AROW-2">
          <table:table-cell table:number-columns-repeated="128"/>
        </table:table-row>
        <table:table-row table:style-name="AROW-2">
          <table:table-cell table:style-name="Gnumeric-default"/>
          <table:table-cell table:style-name="Gnumeric-default" office:value-type="float" office:value="27448">
            <text:p>27448</text:p>
          </table:table-cell>
          <table:table-cell table:style-name="Gnumeric-default" office:value-type="string">
            <text:p>Cantidad de canibales: cantidad de arqueologos:2 1 </text:p>
          </table:table-cell>
          <table:table-cell table:number-columns-repeated="125" table:style-name="Gnumeric-default"/>
        </table:table-row>
        <table:table-row table:style-name="AROW-2">
          <table:table-cell table:number-columns-repeated="128"/>
        </table:table-row>
        <table:table-row table:style-name="AROW-2">
          <table:table-cell table:style-name="Gnumeric-default"/>
          <table:table-cell table:style-name="Gnumeric-default" office:value-type="float" office:value="17645">
            <text:p>17645</text:p>
          </table:table-cell>
          <table:table-cell table:style-name="Gnumeric-default" office:value-type="string">
            <text:p>Cantidad de canibales: cantidad de arqueologos:3 1 </text:p>
          </table:table-cell>
          <table:table-cell table:number-columns-repeated="125" table:style-name="Gnumeric-default"/>
        </table:table-row>
        <table:table-row table:style-name="AROW-2">
          <table:table-cell table:number-columns-repeated="128"/>
        </table:table-row>
        <table:table-row table:style-name="AROW-2">
          <table:table-cell table:style-name="Gnumeric-default"/>
          <table:table-cell table:style-name="Gnumeric-default" office:value-type="float" office:value="18135">
            <text:p>18135</text:p>
          </table:table-cell>
          <table:table-cell table:style-name="Gnumeric-default" office:value-type="string">
            <text:p>Cantidad de canibales: cantidad de arqueologos:3 2 </text:p>
          </table:table-cell>
          <table:table-cell table:number-columns-repeated="125" table:style-name="Gnumeric-default"/>
        </table:table-row>
        <table:table-row table:style-name="AROW-2">
          <table:table-cell table:number-columns-repeated="128"/>
        </table:table-row>
        <table:table-row table:style-name="AROW-2">
          <table:table-cell table:style-name="Gnumeric-default"/>
          <table:table-cell table:style-name="Gnumeric-default" office:value-type="float" office:value="304377">
            <text:p>304377</text:p>
          </table:table-cell>
          <table:table-cell table:style-name="Gnumeric-default" office:value-type="string">
            <text:p>Cantidad de canibales: cantidad de arqueologos:4 1 </text:p>
          </table:table-cell>
          <table:table-cell table:number-columns-repeated="125" table:style-name="Gnumeric-default"/>
        </table:table-row>
        <table:table-row table:style-name="AROW-2">
          <table:table-cell table:number-columns-repeated="128"/>
        </table:table-row>
        <table:table-row table:style-name="AROW-2">
          <table:table-cell table:style-name="Gnumeric-default"/>
          <table:table-cell table:style-name="Gnumeric-default" office:value-type="float" office:value="25977">
            <text:p>25977</text:p>
          </table:table-cell>
          <table:table-cell table:style-name="Gnumeric-default" office:value-type="string">
            <text:p>Cantidad de canibales: cantidad de arqueologos:4 2 </text:p>
          </table:table-cell>
          <table:table-cell table:number-columns-repeated="125" table:style-name="Gnumeric-default"/>
        </table:table-row>
        <table:table-row table:style-name="AROW-2">
          <table:table-cell table:number-columns-repeated="128"/>
        </table:table-row>
        <table:table-row table:style-name="AROW-2">
          <table:table-cell table:style-name="Gnumeric-default"/>
          <table:table-cell table:style-name="Gnumeric-default" office:value-type="float" office:value="18625">
            <text:p>18625</text:p>
          </table:table-cell>
          <table:table-cell table:style-name="Gnumeric-default" office:value-type="string">
            <text:p>guido@guido-Compaq-515:~/Escritorio/FACU/algo3_20162c/tp1/ej1$ ./ej1 </text:p>
          </table:table-cell>
          <table:table-cell table:number-columns-repeated="125" table:style-name="Gnumeric-default"/>
        </table:table-row>
        <table:table-row table:style-name="AROW-2">
          <table:table-cell table:style-name="Gnumeric-default"/>
          <table:table-cell table:style-name="Gnumeric-default" office:value-type="string">
            <text:p>Cantidad de canibales: cantidad de arqueologos:1 1 </text:p>
          </table:table-cell>
          <table:table-cell table:number-columns-repeated="126" table:style-name="Gnumeric-default"/>
        </table:table-row>
        <table:table-row table:style-name="AROW-2">
          <table:table-cell table:number-columns-repeated="128"/>
        </table:table-row>
        <table:table-row table:style-name="AROW-2">
          <table:table-cell table:style-name="Gnumeric-default"/>
          <table:table-cell table:style-name="Gnumeric-default" office:value-type="float" office:value="35290">
            <text:p>35290</text:p>
          </table:table-cell>
          <table:table-cell table:style-name="Gnumeric-default" office:value-type="string">
            <text:p>Cantidad de canibales: cantidad de arqueologos:2 1 </text:p>
          </table:table-cell>
          <table:table-cell table:number-columns-repeated="125" table:style-name="Gnumeric-default"/>
        </table:table-row>
        <table:table-row table:style-name="AROW-2">
          <table:table-cell table:number-columns-repeated="128"/>
        </table:table-row>
        <table:table-row table:style-name="AROW-2">
          <table:table-cell table:style-name="Gnumeric-default"/>
          <table:table-cell table:style-name="Gnumeric-default" office:value-type="float" office:value="17645">
            <text:p>17645</text:p>
          </table:table-cell>
          <table:table-cell table:style-name="Gnumeric-default" office:value-type="string">
            <text:p>Cantidad de canibales: cantidad de arqueologos:3 1 </text:p>
          </table:table-cell>
          <table:table-cell table:number-columns-repeated="125" table:style-name="Gnumeric-default"/>
        </table:table-row>
        <table:table-row table:style-name="AROW-2">
          <table:table-cell table:number-columns-repeated="128"/>
        </table:table-row>
        <table:table-row table:style-name="AROW-2">
          <table:table-cell table:style-name="Gnumeric-default"/>
          <table:table-cell table:style-name="Gnumeric-default" office:value-type="float" office:value="27448">
            <text:p>27448</text:p>
          </table:table-cell>
          <table:table-cell table:style-name="Gnumeric-default" office:value-type="string">
            <text:p>Cantidad de canibales: cantidad de arqueologos:3 2 </text:p>
          </table:table-cell>
          <table:table-cell table:number-columns-repeated="125" table:style-name="Gnumeric-default"/>
        </table:table-row>
        <table:table-row table:style-name="AROW-2">
          <table:table-cell table:number-columns-repeated="128"/>
        </table:table-row>
        <table:table-row table:style-name="AROW-2">
          <table:table-cell table:style-name="Gnumeric-default"/>
          <table:table-cell table:style-name="Gnumeric-default" office:value-type="float" office:value="561209">
            <text:p>561209</text:p>
          </table:table-cell>
          <table:table-cell table:style-name="Gnumeric-default" office:value-type="string">
            <text:p>Cantidad de canibales: cantidad de arqueologos:4 1 </text:p>
          </table:table-cell>
          <table:table-cell table:number-columns-repeated="125" table:style-name="Gnumeric-default"/>
        </table:table-row>
        <table:table-row table:style-name="AROW-2">
          <table:table-cell table:number-columns-repeated="128"/>
        </table:table-row>
        <table:table-row table:style-name="AROW-2">
          <table:table-cell table:style-name="Gnumeric-default"/>
          <table:table-cell table:style-name="Gnumeric-default" office:value-type="float" office:value="84303">
            <text:p>84303</text:p>
          </table:table-cell>
          <table:table-cell table:style-name="Gnumeric-default" office:value-type="string">
            <text:p>Cantidad de canibales: cantidad de arqueologos:4 2 </text:p>
          </table:table-cell>
          <table:table-cell table:number-columns-repeated="125" table:style-name="Gnumeric-default"/>
        </table:table-row>
        <table:table-row table:style-name="AROW-2">
          <table:table-cell table:number-columns-repeated="128"/>
        </table:table-row>
        <table:table-row table:style-name="AROW-2">
          <table:table-cell table:style-name="Gnumeric-default"/>
          <table:table-cell table:style-name="Gnumeric-default" office:value-type="float" office:value="21076">
            <text:p>21076</text:p>
          </table:table-cell>
          <table:table-cell table:style-name="Gnumeric-default" office:value-type="string">
            <text:p>guido@guido-Compaq-515:~/Escritorio/FACU/algo3_20162c/tp1/ej1$ ./ej1 </text:p>
          </table:table-cell>
          <table:table-cell table:number-columns-repeated="125" table:style-name="Gnumeric-default"/>
        </table:table-row>
        <table:table-row table:style-name="AROW-2">
          <table:table-cell table:style-name="Gnumeric-default"/>
          <table:table-cell table:style-name="Gnumeric-default" office:value-type="string">
            <text:p>Cantidad de canibales: cantidad de arqueologos:1 1 </text:p>
          </table:table-cell>
          <table:table-cell table:number-columns-repeated="126" table:style-name="Gnumeric-default"/>
        </table:table-row>
        <table:table-row table:style-name="AROW-2">
          <table:table-cell table:number-columns-repeated="128"/>
        </table:table-row>
        <table:table-row table:style-name="AROW-2">
          <table:table-cell table:style-name="Gnumeric-default"/>
          <table:table-cell table:style-name="Gnumeric-default" office:value-type="float" office:value="48034">
            <text:p>48034</text:p>
          </table:table-cell>
          <table:table-cell table:style-name="Gnumeric-default" office:value-type="string">
            <text:p>Cantidad de canibales: cantidad de arqueologos:2 1 </text:p>
          </table:table-cell>
          <table:table-cell table:number-columns-repeated="125" table:style-name="Gnumeric-default"/>
        </table:table-row>
        <table:table-row table:style-name="AROW-2">
          <table:table-cell table:number-columns-repeated="128"/>
        </table:table-row>
        <table:table-row table:style-name="AROW-2">
          <table:table-cell table:style-name="Gnumeric-default"/>
          <table:table-cell table:style-name="Gnumeric-default" office:value-type="float" office:value="28918">
            <text:p>28918</text:p>
          </table:table-cell>
          <table:table-cell table:style-name="Gnumeric-default" office:value-type="string">
            <text:p>Cantidad de canibales: cantidad de arqueologos:3 1 </text:p>
          </table:table-cell>
          <table:table-cell table:number-columns-repeated="125" table:style-name="Gnumeric-default"/>
        </table:table-row>
        <table:table-row table:style-name="AROW-2">
          <table:table-cell table:number-columns-repeated="128"/>
        </table:table-row>
        <table:table-row table:style-name="AROW-2">
          <table:table-cell table:style-name="Gnumeric-default"/>
          <table:table-cell table:style-name="Gnumeric-default" office:value-type="float" office:value="37250">
            <text:p>37250</text:p>
          </table:table-cell>
          <table:table-cell table:style-name="Gnumeric-default" office:value-type="string">
            <text:p>Cantidad de canibales: cantidad de arqueologos:3 2 </text:p>
          </table:table-cell>
          <table:table-cell table:number-columns-repeated="125" table:style-name="Gnumeric-default"/>
        </table:table-row>
        <table:table-row table:style-name="AROW-2">
          <table:table-cell table:number-columns-repeated="128"/>
        </table:table-row>
        <table:table-row table:style-name="AROW-2">
          <table:table-cell table:style-name="Gnumeric-default"/>
          <table:table-cell table:style-name="Gnumeric-default" office:value-type="float" office:value="754324">
            <text:p>754324</text:p>
          </table:table-cell>
          <table:table-cell table:style-name="Gnumeric-default" office:value-type="string">
            <text:p>Cantidad de canibales: cantidad de arqueologos:4 1 </text:p>
          </table:table-cell>
          <table:table-cell table:number-columns-repeated="125" table:style-name="Gnumeric-default"/>
        </table:table-row>
        <table:table-row table:style-name="AROW-2">
          <table:table-cell table:number-columns-repeated="128"/>
        </table:table-row>
        <table:table-row table:style-name="AROW-2">
          <table:table-cell table:style-name="Gnumeric-default"/>
          <table:table-cell table:style-name="Gnumeric-default" office:value-type="float" office:value="53425">
            <text:p>53425</text:p>
          </table:table-cell>
          <table:table-cell table:style-name="Gnumeric-default" office:value-type="string">
            <text:p>Cantidad de canibales: cantidad de arqueologos:4 2 </text:p>
          </table:table-cell>
          <table:table-cell table:number-columns-repeated="125" table:style-name="Gnumeric-default"/>
        </table:table-row>
        <table:table-row table:style-name="AROW-2">
          <table:table-cell table:number-columns-repeated="128"/>
        </table:table-row>
        <table:table-row table:style-name="AROW-2">
          <table:table-cell table:style-name="Gnumeric-default"/>
          <table:table-cell table:style-name="Gnumeric-default" office:value-type="float" office:value="30879">
            <text:p>30879</text:p>
          </table:table-cell>
          <table:table-cell table:style-name="Gnumeric-default" office:value-type="string">
            <text:p>guido@guido-Compaq-515:~/Escritorio/FACU/algo3_20162c/tp1/ej1$ ./ej1 </text:p>
          </table:table-cell>
          <table:table-cell table:number-columns-repeated="125" table:style-name="Gnumeric-default"/>
        </table:table-row>
        <table:table-row table:style-name="AROW-2">
          <table:table-cell table:style-name="Gnumeric-default"/>
          <table:table-cell table:style-name="Gnumeric-default" office:value-type="string">
            <text:p>Cantidad de canibales: cantidad de arqueologos:1 1 </text:p>
          </table:table-cell>
          <table:table-cell table:number-columns-repeated="126" table:style-name="Gnumeric-default"/>
        </table:table-row>
        <table:table-row table:style-name="AROW-2">
          <table:table-cell table:number-columns-repeated="128"/>
        </table:table-row>
        <table:table-row table:style-name="AROW-2">
          <table:table-cell table:style-name="Gnumeric-default"/>
          <table:table-cell table:style-name="Gnumeric-default" office:value-type="float" office:value="84304">
            <text:p>84304</text:p>
          </table:table-cell>
          <table:table-cell table:style-name="Gnumeric-default" office:value-type="string">
            <text:p>Cantidad de canibales: cantidad de arqueologos:2 1 </text:p>
          </table:table-cell>
          <table:table-cell table:number-columns-repeated="125" table:style-name="Gnumeric-default"/>
        </table:table-row>
        <table:table-row table:style-name="AROW-2">
          <table:table-cell table:number-columns-repeated="128"/>
        </table:table-row>
        <table:table-row table:style-name="AROW-2">
          <table:table-cell table:style-name="Gnumeric-default"/>
          <table:table-cell table:style-name="Gnumeric-default" office:value-type="float" office:value="25487">
            <text:p>25487</text:p>
          </table:table-cell>
          <table:table-cell table:style-name="Gnumeric-default" office:value-type="string">
            <text:p>Cantidad de canibales: cantidad de arqueologos:3 1 </text:p>
          </table:table-cell>
          <table:table-cell table:number-columns-repeated="125" table:style-name="Gnumeric-default"/>
        </table:table-row>
        <table:table-row table:style-name="AROW-2">
          <table:table-cell table:number-columns-repeated="128"/>
        </table:table-row>
        <table:table-row table:style-name="AROW-2">
          <table:table-cell table:style-name="Gnumeric-default"/>
          <table:table-cell table:style-name="Gnumeric-default" office:value-type="float" office:value="20586">
            <text:p>20586</text:p>
          </table:table-cell>
          <table:table-cell table:style-name="Gnumeric-default" office:value-type="string">
            <text:p>Cantidad de canibales: cantidad de arqueologos:3 2 </text:p>
          </table:table-cell>
          <table:table-cell table:number-columns-repeated="125" table:style-name="Gnumeric-default"/>
        </table:table-row>
        <table:table-row table:style-name="AROW-2">
          <table:table-cell table:number-columns-repeated="128"/>
        </table:table-row>
        <table:table-row table:style-name="AROW-2">
          <table:table-cell table:style-name="Gnumeric-default"/>
          <table:table-cell table:style-name="Gnumeric-default" office:value-type="float" office:value="313198">
            <text:p>313198</text:p>
          </table:table-cell>
          <table:table-cell table:style-name="Gnumeric-default" office:value-type="string">
            <text:p>Cantidad de canibales: cantidad de arqueologos:4 1 </text:p>
          </table:table-cell>
          <table:table-cell table:number-columns-repeated="125" table:style-name="Gnumeric-default"/>
        </table:table-row>
        <table:table-row table:style-name="AROW-2">
          <table:table-cell table:number-columns-repeated="128"/>
        </table:table-row>
        <table:table-row table:style-name="AROW-2">
          <table:table-cell table:style-name="Gnumeric-default"/>
          <table:table-cell table:style-name="Gnumeric-default" office:value-type="float" office:value="27448">
            <text:p>27448</text:p>
          </table:table-cell>
          <table:table-cell table:style-name="Gnumeric-default" office:value-type="string">
            <text:p>Cantidad de canibales: cantidad de arqueologos:4 2 </text:p>
          </table:table-cell>
          <table:table-cell table:number-columns-repeated="125" table:style-name="Gnumeric-default"/>
        </table:table-row>
        <table:table-row table:style-name="AROW-2">
          <table:table-cell table:number-columns-repeated="128"/>
        </table:table-row>
        <table:table-row table:style-name="AROW-2">
          <table:table-cell table:style-name="Gnumeric-default"/>
          <table:table-cell table:style-name="Gnumeric-default" office:value-type="float" office:value="16175">
            <text:p>16175</text:p>
          </table:table-cell>
          <table:table-cell table:style-name="Gnumeric-default" office:value-type="string">
            <text:p>guido@guido-Compaq-515:~/Escritorio/FACU/algo3_20162c/tp1/ej1$ ./ej1 </text:p>
          </table:table-cell>
          <table:table-cell table:number-columns-repeated="125" table:style-name="Gnumeric-default"/>
        </table:table-row>
        <table:table-row table:style-name="AROW-2">
          <table:table-cell table:style-name="Gnumeric-default"/>
          <table:table-cell table:style-name="Gnumeric-default" office:value-type="string">
            <text:p>Cantidad de canibales: cantidad de arqueologos:1 1 </text:p>
          </table:table-cell>
          <table:table-cell table:number-columns-repeated="126" table:style-name="Gnumeric-default"/>
        </table:table-row>
        <table:table-row table:style-name="AROW-2">
          <table:table-cell table:number-columns-repeated="128"/>
        </table:table-row>
        <table:table-row table:style-name="AROW-2">
          <table:table-cell table:style-name="Gnumeric-default"/>
          <table:table-cell table:style-name="Gnumeric-default" office:value-type="float" office:value="27448">
            <text:p>27448</text:p>
          </table:table-cell>
          <table:table-cell table:style-name="Gnumeric-default" office:value-type="string">
            <text:p>Cantidad de canibales: cantidad de arqueologos:2 1 </text:p>
          </table:table-cell>
          <table:table-cell table:number-columns-repeated="125" table:style-name="Gnumeric-default"/>
        </table:table-row>
        <table:table-row table:style-name="AROW-2">
          <table:table-cell table:number-columns-repeated="128"/>
        </table:table-row>
        <table:table-row table:style-name="AROW-2">
          <table:table-cell table:style-name="Gnumeric-default"/>
          <table:table-cell table:style-name="Gnumeric-default" office:value-type="float" office:value="14214">
            <text:p>14214</text:p>
          </table:table-cell>
          <table:table-cell table:style-name="Gnumeric-default" office:value-type="string">
            <text:p>Cantidad de canibales: cantidad de arqueologos:3 1 </text:p>
          </table:table-cell>
          <table:table-cell table:number-columns-repeated="125" table:style-name="Gnumeric-default"/>
        </table:table-row>
        <table:table-row table:style-name="AROW-2">
          <table:table-cell table:number-columns-repeated="128"/>
        </table:table-row>
        <table:table-row table:style-name="AROW-2">
          <table:table-cell table:style-name="Gnumeric-default"/>
          <table:table-cell table:style-name="Gnumeric-default" office:value-type="float" office:value="18135">
            <text:p>18135</text:p>
          </table:table-cell>
          <table:table-cell table:style-name="Gnumeric-default" office:value-type="string">
            <text:p>Cantidad de canibales: cantidad de arqueologos:3 2 </text:p>
          </table:table-cell>
          <table:table-cell table:number-columns-repeated="125" table:style-name="Gnumeric-default"/>
        </table:table-row>
        <table:table-row table:style-name="AROW-2">
          <table:table-cell table:number-columns-repeated="128"/>
        </table:table-row>
        <table:table-row table:style-name="AROW-2">
          <table:table-cell table:style-name="Gnumeric-default"/>
          <table:table-cell table:style-name="Gnumeric-default" office:value-type="float" office:value="312219">
            <text:p>312219</text:p>
          </table:table-cell>
          <table:table-cell table:style-name="Gnumeric-default" office:value-type="string">
            <text:p>Cantidad de canibales: cantidad de arqueologos:4 1 </text:p>
          </table:table-cell>
          <table:table-cell table:number-columns-repeated="125" table:style-name="Gnumeric-default"/>
        </table:table-row>
        <table:table-row table:style-name="AROW-2">
          <table:table-cell table:number-columns-repeated="128"/>
        </table:table-row>
        <table:table-row table:style-name="AROW-2">
          <table:table-cell table:style-name="Gnumeric-default"/>
          <table:table-cell table:style-name="Gnumeric-default" office:value-type="float" office:value="27448">
            <text:p>27448</text:p>
          </table:table-cell>
          <table:table-cell table:style-name="Gnumeric-default" office:value-type="string">
            <text:p>Cantidad de canibales: cantidad de arqueologos:4 2 </text:p>
          </table:table-cell>
          <table:table-cell table:number-columns-repeated="125" table:style-name="Gnumeric-default"/>
        </table:table-row>
        <table:table-row table:style-name="AROW-2">
          <table:table-cell table:number-columns-repeated="128"/>
        </table:table-row>
        <table:table-row table:style-name="AROW-2">
          <table:table-cell table:style-name="Gnumeric-default"/>
          <table:table-cell table:style-name="Gnumeric-default" office:value-type="float" office:value="16665">
            <text:p>16665</text:p>
          </table:table-cell>
          <table:table-cell table:style-name="Gnumeric-default" office:value-type="string">
            <text:p>guido@guido-Compaq-515:~/Escritorio/FACU/algo3_20162c/tp1/ej1$ ./ej1 </text:p>
          </table:table-cell>
          <table:table-cell table:number-columns-repeated="125" table:style-name="Gnumeric-default"/>
        </table:table-row>
        <table:table-row table:style-name="AROW-2">
          <table:table-cell table:style-name="Gnumeric-default"/>
          <table:table-cell table:style-name="Gnumeric-default" office:value-type="string">
            <text:p>Cantidad de canibales: cantidad de arqueologos:1 1 </text:p>
          </table:table-cell>
          <table:table-cell table:number-columns-repeated="126" table:style-name="Gnumeric-default"/>
        </table:table-row>
        <table:table-row table:style-name="AROW-2">
          <table:table-cell table:number-columns-repeated="128"/>
        </table:table-row>
        <table:table-row table:style-name="AROW-2">
          <table:table-cell table:style-name="Gnumeric-default"/>
          <table:table-cell table:style-name="Gnumeric-default" office:value-type="float" office:value="26468">
            <text:p>26468</text:p>
          </table:table-cell>
          <table:table-cell table:style-name="Gnumeric-default" office:value-type="string">
            <text:p>Cantidad de canibales: cantidad de arqueologos:2 1 </text:p>
          </table:table-cell>
          <table:table-cell table:number-columns-repeated="125" table:style-name="Gnumeric-default"/>
        </table:table-row>
        <table:table-row table:style-name="AROW-2">
          <table:table-cell table:number-columns-repeated="128"/>
        </table:table-row>
        <table:table-row table:style-name="AROW-2">
          <table:table-cell table:style-name="Gnumeric-default"/>
          <table:table-cell table:style-name="Gnumeric-default" office:value-type="float" office:value="13724">
            <text:p>13724</text:p>
          </table:table-cell>
          <table:table-cell table:style-name="Gnumeric-default" office:value-type="string">
            <text:p>Cantidad de canibales: cantidad de arqueologos:3 1 </text:p>
          </table:table-cell>
          <table:table-cell table:number-columns-repeated="125" table:style-name="Gnumeric-default"/>
        </table:table-row>
        <table:table-row table:style-name="AROW-2">
          <table:table-cell table:number-columns-repeated="128"/>
        </table:table-row>
        <table:table-row table:style-name="AROW-2">
          <table:table-cell table:style-name="Gnumeric-default"/>
          <table:table-cell table:style-name="Gnumeric-default" office:value-type="float" office:value="19116">
            <text:p>19116</text:p>
          </table:table-cell>
          <table:table-cell table:style-name="Gnumeric-default" office:value-type="string">
            <text:p>Cantidad de canibales: cantidad de arqueologos:3 2 </text:p>
          </table:table-cell>
          <table:table-cell table:number-columns-repeated="125" table:style-name="Gnumeric-default"/>
        </table:table-row>
        <table:table-row table:style-name="AROW-2">
          <table:table-cell table:number-columns-repeated="128"/>
        </table:table-row>
        <table:table-row table:style-name="AROW-2">
          <table:table-cell table:style-name="Gnumeric-default"/>
          <table:table-cell table:style-name="Gnumeric-default" office:value-type="float" office:value="311238">
            <text:p>311238</text:p>
          </table:table-cell>
          <table:table-cell table:style-name="Gnumeric-default" office:value-type="string">
            <text:p>Cantidad de canibales: cantidad de arqueologos:4 1 </text:p>
          </table:table-cell>
          <table:table-cell table:number-columns-repeated="125" table:style-name="Gnumeric-default"/>
        </table:table-row>
        <table:table-row table:style-name="AROW-2">
          <table:table-cell table:number-columns-repeated="128"/>
        </table:table-row>
        <table:table-row table:style-name="AROW-2">
          <table:table-cell table:style-name="Gnumeric-default"/>
          <table:table-cell table:style-name="Gnumeric-default" office:value-type="float" office:value="27447">
            <text:p>27447</text:p>
          </table:table-cell>
          <table:table-cell table:style-name="Gnumeric-default" office:value-type="string">
            <text:p>Cantidad de canibales: cantidad de arqueologos:4 2 </text:p>
          </table:table-cell>
          <table:table-cell table:number-columns-repeated="125" table:style-name="Gnumeric-default"/>
        </table:table-row>
        <table:table-row table:style-name="AROW-2">
          <table:table-cell table:number-columns-repeated="128"/>
        </table:table-row>
        <table:table-row table:style-name="AROW-2">
          <table:table-cell table:style-name="Gnumeric-default"/>
          <table:table-cell table:style-name="Gnumeric-default" office:value-type="float" office:value="15194">
            <text:p>15194</text:p>
          </table:table-cell>
          <table:table-cell table:style-name="Gnumeric-default" office:value-type="string">
            <text:p>guido@guido-Compaq-515:~/Escritorio/FACU/algo3_20162c/tp1/ej1$ </text:p>
          </table:table-cell>
          <table:table-cell table:number-columns-repeated="125" table:style-name="Gnumeric-default"/>
        </table:table-row>
        <table:table-row table:style-name="AROW-0" table:number-rows-repeated="86">
          <table:table-cell table:number-columns-repeated="128"/>
        </table:table-row>
        <table:named-expressions>
          <table:named-expression table:name="Print_Area" table:expression="of:=#REF!" table:base-cell-address="$'Hoja1'.$A$1"/>
          <table:named-expression table:name="Sheet_Title" table:expression="of:=&quot;Hoja1&quot;" table:base-cell-address="$'Hoja1'.$A$1"/>
        </table:named-expressions>
        <gnm:selections gnm:cursor-col="14" gnm:cursor-row="1">
          <gnm:selection gnm:start-col="14" gnm:start-row="1" gnm:end-col="14" gnm:end-row="1"/>
        </gnm:selections>
      </table:table>
      <table:table table:name="Hoja2" table:style-name="ta-0xb7e8b170" table:print="false">
        <office:forms form:automatic-focus="false" form:apply-design-mode="false">
          <form:form/>
        </office:forms>
        <table:table-column table:default-cell-style-name="ACE-0xb7e8c0c4" table:style-name="ACOL-1" table:number-columns-repeated="14"/>
        <table:table-column table:default-cell-style-name="ACE-0xb7e8c0c4" table:style-name="ACOL-0" table:number-columns-repeated="114"/>
        <table:table-row table:style-name="AROW-2" table:number-rows-repeated="2">
          <table:table-cell table:number-columns-repeated="128"/>
        </table:table-row>
        <table:table-row table:style-name="AROW-2">
          <table:table-cell table:style-name="ACE-0xb7e8c0c4"/>
          <table:table-cell table:style-name="ACE-0xb7e8c0c4" office:value-type="string">
            <text:p>Cantidad de canibales: cantidad de arqueologos:1 1 </text:p>
          </table:table-cell>
          <table:table-cell table:number-columns-repeated="126" table:style-name="ACE-0xb7e8c0c4"/>
        </table:table-row>
        <table:table-row table:style-name="AROW-2">
          <table:table-cell table:number-columns-repeated="7" table:style-name="ACE-0xb7e8c0c4"/>
          <table:table-cell table:style-name="ACE-0xb7e8c0c4" office:value-type="float" office:value="1.1">
            <text:p>1.1</text:p>
          </table:table-cell>
          <table:table-cell table:style-name="ACE-0xb7e8c0c4" office:value-type="float" office:value="27448">
            <text:p>27448</text:p>
          </table:table-cell>
          <table:table-cell table:style-name="ACE-0xb7e8c0c4"/>
          <table:table-cell table:style-name="ACE-0xb7e8c0c4" office:value-type="float" office:value="48524">
            <text:p>48524</text:p>
          </table:table-cell>
          <table:table-cell table:style-name="ACE-0xb7e8c0c4"/>
          <table:table-cell table:style-name="ACE-0xb7e8c0c4" office:value-type="float" office:value="48524">
            <text:p>48524</text:p>
          </table:table-cell>
          <table:table-cell table:style-name="ACE-0xb7e8c0c4" office:value-type="float" office:value="33329">
            <text:p>33329</text:p>
          </table:table-cell>
          <table:table-cell table:number-columns-repeated="114" table:style-name="ACE-0xb7e8c0c4"/>
        </table:table-row>
        <table:table-row table:style-name="AROW-2">
          <table:table-cell table:style-name="ACE-0xb7e8c0c4"/>
          <table:table-cell table:style-name="ACE-0xb7e8c0c4" office:value-type="float" office:value="27448">
            <text:p>27448</text:p>
          </table:table-cell>
          <table:table-cell table:style-name="ACE-0xb7e8c0c4" office:value-type="string">
            <text:p>Cantidad de canibales: cantidad de arqueologos:1 2 </text:p>
          </table:table-cell>
          <table:table-cell table:number-columns-repeated="4" table:style-name="ACE-0xb7e8c0c4"/>
          <table:table-cell table:style-name="ACE-0xb7e8c0c4" office:value-type="float" office:value="1.2">
            <text:p>1.2</text:p>
          </table:table-cell>
          <table:table-cell table:style-name="ACE-0xb7e8c0c4" office:value-type="float" office:value="17645">
            <text:p>17645</text:p>
          </table:table-cell>
          <table:table-cell table:style-name="ACE-0xb7e8c0c4"/>
          <table:table-cell table:style-name="ACE-0xb7e8c0c4" office:value-type="float" office:value="33329">
            <text:p>33329</text:p>
          </table:table-cell>
          <table:table-cell table:number-columns-repeated="2" table:style-name="ACE-0xb7e8c0c4"/>
          <table:table-cell table:style-name="ACE-0xb7e8c0c4" office:value-type="float" office:value="39190">
            <text:p>39190</text:p>
          </table:table-cell>
          <table:table-cell table:number-columns-repeated="114" table:style-name="ACE-0xb7e8c0c4"/>
        </table:table-row>
        <table:table-row table:style-name="AROW-2">
          <table:table-cell table:number-columns-repeated="7" table:style-name="ACE-0xb7e8c0c4"/>
          <table:table-cell table:style-name="ACE-0xb7e8c0c4" office:value-type="float" office:value="1.3">
            <text:p>1.3</text:p>
          </table:table-cell>
          <table:table-cell table:style-name="ACE-0xb7e8c0c4" office:value-type="float" office:value="57335">
            <text:p>57335</text:p>
          </table:table-cell>
          <table:table-cell table:style-name="ACE-0xb7e8c0c4"/>
          <table:table-cell table:style-name="ACE-0xb7e8c0c4" office:value-type="float" office:value="39190">
            <text:p>39190</text:p>
          </table:table-cell>
          <table:table-cell table:number-columns-repeated="2" table:style-name="ACE-0xb7e8c0c4"/>
          <table:table-cell table:style-name="ACE-0xb7e8c0c4" office:value-type="float" office:value="48524">
            <text:p>48524</text:p>
          </table:table-cell>
          <table:table-cell table:number-columns-repeated="114" table:style-name="ACE-0xb7e8c0c4"/>
        </table:table-row>
        <table:table-row table:style-name="AROW-2">
          <table:table-cell table:style-name="ACE-0xb7e8c0c4"/>
          <table:table-cell table:style-name="ACE-0xb7e8c0c4" office:value-type="float" office:value="17645">
            <text:p>17645</text:p>
          </table:table-cell>
          <table:table-cell table:style-name="ACE-0xb7e8c0c4" office:value-type="string">
            <text:p>Cantidad de canibales: cantidad de arqueologos:2 2 </text:p>
          </table:table-cell>
          <table:table-cell table:number-columns-repeated="4" table:style-name="ACE-0xb7e8c0c4"/>
          <table:table-cell table:style-name="ACE-0xb7e8c0c4" office:value-type="float" office:value="1.4">
            <text:p>1.4</text:p>
          </table:table-cell>
          <table:table-cell table:number-columns-repeated="2" table:style-name="ACE-0xb7e8c0c4"/>
          <table:table-cell table:style-name="ACE-0xb7e8c0c4" office:value-type="float" office:value="1988017">
            <text:p>1988017</text:p>
          </table:table-cell>
          <table:table-cell table:number-columns-repeated="2" table:style-name="ACE-0xb7e8c0c4"/>
          <table:table-cell table:style-name="ACE-0xb7e8c0c4" office:value-type="float" office:value="57335">
            <text:p>57335</text:p>
          </table:table-cell>
          <table:table-cell table:number-columns-repeated="114" table:style-name="ACE-0xb7e8c0c4"/>
        </table:table-row>
        <table:table-row table:style-name="AROW-2">
          <table:table-cell table:number-columns-repeated="7" table:style-name="ACE-0xb7e8c0c4"/>
          <table:table-cell table:style-name="ACE-0xb7e8c0c4" office:value-type="float" office:value="2.2">
            <text:p>2.2</text:p>
          </table:table-cell>
          <table:table-cell table:style-name="ACE-0xb7e8c0c4" office:value-type="float" office:value="62248">
            <text:p>62248</text:p>
          </table:table-cell>
          <table:table-cell table:number-columns-repeated="4" table:style-name="ACE-0xb7e8c0c4"/>
          <table:table-cell table:style-name="ACE-0xb7e8c0c4" office:value-type="float" office:value="62248">
            <text:p>62248</text:p>
          </table:table-cell>
          <table:table-cell table:number-columns-repeated="114" table:style-name="ACE-0xb7e8c0c4"/>
        </table:table-row>
        <table:table-row table:style-name="AROW-2">
          <table:table-cell table:style-name="ACE-0xb7e8c0c4"/>
          <table:table-cell table:style-name="ACE-0xb7e8c0c4" office:value-type="float" office:value="62248">
            <text:p>62248</text:p>
          </table:table-cell>
          <table:table-cell table:style-name="ACE-0xb7e8c0c4" office:value-type="string">
            <text:p>Cantidad de canibales: cantidad de arqueologos:1 3 </text:p>
          </table:table-cell>
          <table:table-cell table:number-columns-repeated="4" table:style-name="ACE-0xb7e8c0c4"/>
          <table:table-cell table:style-name="ACE-0xb7e8c0c4" office:value-type="float" office:value="2.3">
            <text:p>2.3</text:p>
          </table:table-cell>
          <table:table-cell table:style-name="ACE-0xb7e8c0c4" office:value-type="float" office:value="510017">
            <text:p>510017</text:p>
          </table:table-cell>
          <table:table-cell table:style-name="ACE-0xb7e8c0c4"/>
          <table:table-cell table:style-name="ACE-0xb7e8c0c4" office:value-type="float" office:value="2376210">
            <text:p>2376210</text:p>
          </table:table-cell>
          <table:table-cell table:number-columns-repeated="2" table:style-name="ACE-0xb7e8c0c4"/>
          <table:table-cell table:style-name="ACE-0xb7e8c0c4" office:value-type="float" office:value="64106">
            <text:p>64106</text:p>
          </table:table-cell>
          <table:table-cell table:number-columns-repeated="114" table:style-name="ACE-0xb7e8c0c4"/>
        </table:table-row>
        <table:table-row table:style-name="AROW-2">
          <table:table-cell table:number-columns-repeated="7" table:style-name="ACE-0xb7e8c0c4"/>
          <table:table-cell table:style-name="ACE-0xb7e8c0c4" office:value-type="float" office:value="3.3">
            <text:p>3.3</text:p>
          </table:table-cell>
          <table:table-cell table:style-name="ACE-0xb7e8c0c4" office:value-type="float" office:value="641106">
            <text:p>641106</text:p>
          </table:table-cell>
          <table:table-cell table:number-columns-repeated="4" table:style-name="ACE-0xb7e8c0c4"/>
          <table:table-cell table:style-name="ACE-0xb7e8c0c4" office:value-type="float" office:value="84277">
            <text:p>84277</text:p>
          </table:table-cell>
          <table:table-cell table:number-columns-repeated="114" table:style-name="ACE-0xb7e8c0c4"/>
        </table:table-row>
        <table:table-row table:style-name="AROW-2">
          <table:table-cell table:style-name="ACE-0xb7e8c0c4"/>
          <table:table-cell table:style-name="ACE-0xb7e8c0c4" office:value-type="float" office:value="157335">
            <text:p>157335</text:p>
          </table:table-cell>
          <table:table-cell table:style-name="ACE-0xb7e8c0c4" office:value-type="string">
            <text:p>Cantidad de canibales: cantidad de arqueologos:2 3 </text:p>
          </table:table-cell>
          <table:table-cell table:number-columns-repeated="4" table:style-name="ACE-0xb7e8c0c4"/>
          <table:table-cell table:style-name="ACE-0xb7e8c0c4" office:value-type="float" office:value="2.4">
            <text:p>2.4</text:p>
          </table:table-cell>
          <table:table-cell table:number-columns-repeated="2" table:style-name="ACE-0xb7e8c0c4"/>
          <table:table-cell table:style-name="ACE-0xb7e8c0c4" office:value-type="float" office:value="31584277">
            <text:p>31584277</text:p>
          </table:table-cell>
          <table:table-cell table:number-columns-repeated="2" table:style-name="ACE-0xb7e8c0c4"/>
          <table:table-cell table:style-name="ACE-0xb7e8c0c4" office:value-type="float" office:value="98817">
            <text:p>98817</text:p>
          </table:table-cell>
          <table:table-cell table:number-columns-repeated="114" table:style-name="ACE-0xb7e8c0c4"/>
        </table:table-row>
        <table:table-row table:style-name="AROW-2">
          <table:table-cell table:number-columns-repeated="128"/>
        </table:table-row>
        <table:table-row table:style-name="AROW-2">
          <table:table-cell table:style-name="ACE-0xb7e8c0c4"/>
          <table:table-cell table:style-name="ACE-0xb7e8c0c4" office:value-type="float" office:value="2510017">
            <text:p>2510017</text:p>
          </table:table-cell>
          <table:table-cell table:style-name="ACE-0xb7e8c0c4" office:value-type="string">
            <text:p>Cantidad de canibales: cantidad de arqueologos:3 3 </text:p>
          </table:table-cell>
          <table:table-cell table:number-columns-repeated="125" table:style-name="ACE-0xb7e8c0c4"/>
        </table:table-row>
        <table:table-row table:style-name="AROW-2">
          <table:table-cell table:number-columns-repeated="128"/>
        </table:table-row>
        <table:table-row table:style-name="AROW-2">
          <table:table-cell table:style-name="ACE-0xb7e8c0c4"/>
          <table:table-cell table:style-name="ACE-0xb7e8c0c4" office:value-type="float" office:value="641106">
            <text:p>641106</text:p>
          </table:table-cell>
          <table:table-cell table:number-columns-repeated="126" table:style-name="ACE-0xb7e8c0c4"/>
        </table:table-row>
        <table:table-row table:style-name="AROW-2" table:number-rows-repeated="5">
          <table:table-cell table:number-columns-repeated="128"/>
        </table:table-row>
        <table:table-row table:style-name="AROW-2">
          <table:table-cell table:style-name="ACE-0xb7e8c0c4"/>
          <table:table-cell table:style-name="ACE-0xb7e8c0c4" office:value-type="string">
            <text:p>Cantidad de canibales: cantidad de arqueologos:1 1 </text:p>
          </table:table-cell>
          <table:table-cell table:number-columns-repeated="126" table:style-name="ACE-0xb7e8c0c4"/>
        </table:table-row>
        <table:table-row table:style-name="AROW-2">
          <table:table-cell table:number-columns-repeated="128"/>
        </table:table-row>
        <table:table-row table:style-name="AROW-2">
          <table:table-cell table:style-name="ACE-0xb7e8c0c4"/>
          <table:table-cell table:style-name="ACE-0xb7e8c0c4" office:value-type="float" office:value="48524">
            <text:p>48524</text:p>
          </table:table-cell>
          <table:table-cell table:style-name="ACE-0xb7e8c0c4" office:value-type="string">
            <text:p>Cantidad de canibales: cantidad de arqueologos:1 2 </text:p>
          </table:table-cell>
          <table:table-cell table:number-columns-repeated="125" table:style-name="ACE-0xb7e8c0c4"/>
        </table:table-row>
        <table:table-row table:style-name="AROW-2">
          <table:table-cell table:number-columns-repeated="128"/>
        </table:table-row>
        <table:table-row table:style-name="AROW-2">
          <table:table-cell table:style-name="ACE-0xb7e8c0c4"/>
          <table:table-cell table:style-name="ACE-0xb7e8c0c4" office:value-type="float" office:value="33329">
            <text:p>33329</text:p>
          </table:table-cell>
          <table:table-cell table:style-name="ACE-0xb7e8c0c4" office:value-type="string">
            <text:p>Cantidad de canibales: cantidad de arqueologos:1 3 </text:p>
          </table:table-cell>
          <table:table-cell table:number-columns-repeated="125" table:style-name="ACE-0xb7e8c0c4"/>
        </table:table-row>
        <table:table-row table:style-name="AROW-2">
          <table:table-cell table:number-columns-repeated="128"/>
        </table:table-row>
        <table:table-row table:style-name="AROW-2">
          <table:table-cell table:style-name="ACE-0xb7e8c0c4"/>
          <table:table-cell table:style-name="ACE-0xb7e8c0c4" office:value-type="float" office:value="239190">
            <text:p>239190</text:p>
          </table:table-cell>
          <table:table-cell table:style-name="ACE-0xb7e8c0c4" office:value-type="string">
            <text:p>Cantidad de canibales: cantidad de arqueologos:2 3 </text:p>
          </table:table-cell>
          <table:table-cell table:number-columns-repeated="125" table:style-name="ACE-0xb7e8c0c4"/>
        </table:table-row>
        <table:table-row table:style-name="AROW-2">
          <table:table-cell table:number-columns-repeated="128"/>
        </table:table-row>
        <table:table-row table:style-name="AROW-2">
          <table:table-cell table:style-name="ACE-0xb7e8c0c4"/>
          <table:table-cell table:style-name="ACE-0xb7e8c0c4" office:value-type="float" office:value="2376210">
            <text:p>2376210</text:p>
          </table:table-cell>
          <table:table-cell table:style-name="ACE-0xb7e8c0c4" office:value-type="string">
            <text:p>Cantidad de canibales: cantidad de arqueologos:1 4 </text:p>
          </table:table-cell>
          <table:table-cell table:number-columns-repeated="125" table:style-name="ACE-0xb7e8c0c4"/>
        </table:table-row>
        <table:table-row table:style-name="AROW-2">
          <table:table-cell table:number-columns-repeated="128"/>
        </table:table-row>
        <table:table-row table:style-name="AROW-2">
          <table:table-cell table:style-name="ACE-0xb7e8c0c4"/>
          <table:table-cell table:style-name="ACE-0xb7e8c0c4" office:value-type="float" office:value="1988017">
            <text:p>1988017</text:p>
          </table:table-cell>
          <table:table-cell table:style-name="ACE-0xb7e8c0c4" office:value-type="string">
            <text:p>Cantidad de canibales: cantidad de arqueologos:2 4 </text:p>
          </table:table-cell>
          <table:table-cell table:number-columns-repeated="125" table:style-name="ACE-0xb7e8c0c4"/>
        </table:table-row>
        <table:table-row table:style-name="AROW-2">
          <table:table-cell table:number-columns-repeated="128"/>
        </table:table-row>
        <table:table-row table:style-name="AROW-2">
          <table:table-cell table:style-name="ACE-0xb7e8c0c4"/>
          <table:table-cell table:style-name="ACE-0xb7e8c0c4" office:value-type="float" office:value="31584277">
            <text:p>31584277</text:p>
          </table:table-cell>
          <table:table-cell table:number-columns-repeated="126" table:style-name="ACE-0xb7e8c0c4"/>
        </table:table-row>
        <table:table-row table:style-name="AROW-0" table:number-rows-repeated="95">
          <table:table-cell table:number-columns-repeated="128"/>
        </table:table-row>
        <table:named-expressions>
          <table:named-expression table:name="Print_Area" table:expression="of:=#REF!" table:base-cell-address="$'Hoja2'.$A$1"/>
          <table:named-expression table:name="Sheet_Title" table:expression="of:=&quot;Hoja2&quot;" table:base-cell-address="$'Hoja2'.$A$1"/>
        </table:named-expressions>
        <gnm:selections gnm:cursor-col="0" gnm:cursor-row="32">
          <gnm:selection gnm:start-col="0" gnm:start-row="32" gnm:end-col="0" gnm:end-row="32"/>
        </gnm:selections>
      </table:table>
      <table:table table:name="Hoja3" table:style-name="ta-0xb7e8b2c0" table:print="false">
        <office:forms form:automatic-focus="false" form:apply-design-mode="false">
          <form:form/>
        </office:forms>
        <table:table-column table:default-cell-style-name="ACE-0xb7e8c184" table:style-name="ACOL-1"/>
        <table:table-column table:default-cell-style-name="ACE-0xb7e8c184" table:style-name="ACOL-0" table:number-columns-repeated="127"/>
        <table:table-row table:style-name="AROW-2">
          <table:table-cell table:number-columns-repeated="128"/>
        </table:table-row>
        <table:table-row table:style-name="AROW-0" table:number-rows-repeated="127">
          <table:table-cell table:number-columns-repeated="128"/>
        </table:table-row>
        <table:named-expressions>
          <table:named-expression table:name="Print_Area" table:expression="of:=#REF!" table:base-cell-address="$'Hoja3'.$A$1"/>
          <table:named-expression table:name="Sheet_Title" table:expression="of:=&quot;Hoja3&quot;" table:base-cell-address="$'Hoja3'.$A$1"/>
        </table:named-expressions>
        <gnm:selections gnm:cursor-col="0" gnm:cursor-row="0">
          <gnm:selection gnm:start-col="0" gnm:start-row="0" gnm:end-col="0" gnm:end-row="0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tyles>
    <style:style style:name="Gnumeric-default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default-style style:family="table-cel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default-style>
    <style:default-style style:family="table-column">
      <style:table-column-properties style:column-width="48.00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xb7e8af18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b7e58278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b7d26a9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</office:automatic-styles>
  <office:master-styles>
    <style:master-page style:name="ta-mp-0xb7e8b020" style:display-name="Hoja1" style:page-layout-name="pl-0xb7e8af18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ágina </text:span><text:page-number style:num-format="1"/></text:p>
        </style:region-center>
        <style:region-right>
          <text:p/>
        </style:region-right>
      </style:footer>
    </style:master-page>
    <style:master-page style:name="ta-mp-0xb7e8b170" style:display-name="Hoja2" style:page-layout-name="pl-0xb7e58278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ágina </text:span><text:page-number style:num-format="1"/></text:p>
        </style:region-center>
        <style:region-right>
          <text:p/>
        </style:region-right>
      </style:footer>
    </style:master-page>
    <style:master-page style:name="ta-mp-0xb7e8b2c0" style:display-name="Hoja3" style:page-layout-name="pl-0xb7d26a9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ágina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16-09-03T20:37:49Z</dc:date>
    <meta:creation-date>2016-09-03T16:48:35Z</meta:creation-date>
    <meta:editing-cycles>2</meta:editing-cycles>
    <meta:editing-duration>PT2M41S</meta:editing-duration>
    <meta:generator>gnumeric/1.12.9</meta:generator>
    <meta:initial-creator>Guido Tripodi</meta:initial-creator>
  </office:meta>
</office:document-meta>
</file>